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Vector control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se channe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Options - <text:s/>Load, Save, Recent, Clea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controll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left instrumen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right instrumen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controller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up instrumen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down instrumen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dt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r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l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0 kit number is Ored with 0x2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ertion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ystem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S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to 3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om (engine) effect to next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 Inser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0xf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0xf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Effect types are from 0x80 to 0x88 representing actual numbers 0 to 8.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pends on actual effect.</text:p>
          </table:table-cell>
          <table:table-cell table:number-columns-repeated="1017"/>
        </table:table-row>
        <table:table-row table:style-name="ro1" table:number-rows-repeated="10481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0:00:35.369161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30T10:05:51.620512386</dc:date>
    <meta:editing-duration>PT17H35M45S</meta:editing-duration>
    <meta:editing-cycles>73</meta:editing-cycles>
    <meta:generator>LibreOffice/5.1.3.2$Linux_X86_64 LibreOffice_project/10m0$Build-2</meta:generator>
    <meta:document-statistic meta:table-count="1" meta:cell-count="2129" meta:object-count="0"/>
  </office:meta>
</office:document-meta>
</file>